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Code">
      <style:paragraph-properties fo:margin-left="0cm" fo:margin-right="0cm" fo:text-indent="0cm" style:auto-text-indent="false"/>
    </style:style>
    <style:style style:name="P9" style:family="paragraph" style:parent-style-name="Preformatted_20_Text">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2.501cm" fo:margin-right="0cm" fo:text-indent="0cm" style:auto-text-indent="false"/>
    </style:style>
    <style:style style:name="P12" style:family="paragraph" style:parent-style-name="Standard"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9"><text:s text:c="4"/>&lt;var name="helloWorld" protected="true/&gt;</text:p>
      <text:p text:style-name="P9"><text:s text:c="4"/>&lt;fn&gt; ... &lt;/fn&gt;</text:p>
      <text:p text:style-name="P9">&lt;/bind&gt;</text:p>
      <text:p text:style-name="P7"/>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ASSIGNMENT <text:s text:c="9"/>### assignment to a variable</text:p>
      <text:p text:style-name="Code"><text:s text:c="4"/>SEQ <text:s text:c="16"/>### sequence of expressions (comma/semi separated)</text:p>
      <text:p text:style-name="Code"><text:s text:c="4"/>BLOCK <text:s text:c="14"/>### introduces a new scope</text:p>
      <text:p text:style-name="Code"><text:s text:c="4"/>FUNCTION <text:s text:c="11"/>### a function</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text:soft-page-break/>&lt;string value="qwertyuiop"/&gt; <text:s text:c="3"/></text:p>
      <text:p text:style-name="Code">&lt;char value="A"/&gt;</text:p>
      <text:p text:style-name="Code">&lt;sysfn value="+"/&gt;</text:p>
      <text:p text:style-name="Standard"><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td"/&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text:soft-page-break/>&lt;sysclass value="Class"/&gt; <text:s text:c="10"/>### class for classes</text:p>
      <text:p text:style-name="Standard"/>
      <text:p text:style-name="Standard">Note that classes are not exactly he same as types. All function objects share</text:p>
      <text:p text:style-name="Standard">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p text:style-name="P1"/>
      <text:p text:style-name="P1">Note: there are three ways by which a global variable might be referred by.</text:p>
      <text:list xml:id="list130100846" text:style-name="L1">
        <text:list-item>
          <text:p text:style-name="P12">A qualified reference, using the alias attribute</text:p>
        </text:list-item>
        <text:list-item>
          <text:p text:style-name="P12">An unqualified reference, using the enc.pkg (enclosing package) attribute</text:p>
        </text:list-item>
        <text:list-item>
          <text:p text:style-name="P12">An absolute reference, using the def.pkg (defining package) attribute</text:p>
        </text:list-item>
      </text:list>
      <text:h text:style-name="Heading_20_2" text:outline-level="2">Syntax</text:h>
      <text:p text:style-name="Standard"/>
      <text:p text:style-name="Code">VARIABLE ::=</text:p>
      <text:p text:style-name="Code"><text:s text:c="4"/>&lt;id name=NAME </text:p>
      <text:p text:style-name="P8"><text:tab/> <text:s text:c="7"/>[enc.pkg=PACKAGE_NAME ]</text:p>
      <text:p text:style-name="P8"><text:tab/> <text:s text:c="7"/>[def.pkg=PACKAGE_NAME | alias=NICKNAME<text:tab/> ]</text:p>
      <text:p text:style-name="P8"><text:tab/> <text:s text:c="3"/>/&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not following the usual convention. The destination expression may be a complex assignable expression.</text:p>
      <text:p text:style-name="Standard"/>
      <text:h text:style-name="Heading_20_2" text:outline-level="2">Syntax</text:h>
      <text:p text:style-name="Code">&lt;set&gt; SRC_EXPR DST_EXPR &lt;/set&gt;</text:p>
      <text:p text:style-name="Standard"/>
      <text:p text:style-name="Standard"/>
      <text:h text:style-name="Heading_20_1" text:outline-level="1">Sequences &amp; Blocks</text:h>
      <text:h text:style-name="Heading_20_2" text:outline-level="2">Overview</text:h>
      <text:p text:style-name="Text_20_body">Sequences are used to create a sequence of expressions. Blocks are sequences with the additional property that they introduce a new scope. </text:p>
      <text:h text:style-name="Heading_20_2" text:outline-level="2">Syntax</text:h>
      <text:p text:style-name="Code">SEQ ::=</text:p>
      <text:p text:style-name="Code"><text:s text:c="4"/>&lt;seq&gt; EXPR* &lt;/seq&gt;</text:p>
      <text:p text:style-name="Code">BLOCK ::=</text:p>
      <text:p text:style-name="Code"><text:s text:c="4"/>&lt;block&gt; EXPR* &lt;/block&gt;</text:p>
      <text:p text:style-name="Code"/>
      <text:p text:style-name="Code"><text:soft-page-break/><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sysapp name=NAME&gt; EXPR* &lt;/sysapp&gt; </text:p>
      <text:p text:style-name="Code"><text:s text:c="44"/></text:p>
      <text:p text:style-name="Standard">Comment by kers – it might be useful to distinguish the LHS and RHS arguments to a function call (if only for reporting/debugging).</text:p>
      <text:h text:style-name="Heading_20_2" text:outline-level="2">SysApps</text:h>
      <text:p text:style-name="Standard"/>
      <text:p text:style-name="Standard">REVISE!</text:p>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is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lt;var name=”x”/&gt;&lt;/explode&gt;</text:p>
      <text:p text:style-name="Code"><text:s text:c="4"/>&lt;sysapp name="foo"&gt;</text:p>
      <text:p text:style-name="Code"><text:s text:c="8"/>&lt;explode&gt;&lt;id name=”x”/&gt;&lt;/explode&gt;</text:p>
      <text:p text:style-name="Code"><text:s text:c="4"/>&lt;/sysapp&gt;</text:p>
      <text:p text:style-name="Code">&lt;/fn&gt;</text:p>
      <text:p text:style-name="Standard"/>
      <text:p text:style-name="Standard"><text:soft-page-break/>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lt;var name=”x”/&gt;&lt;/explode&gt;</text:p>
      <text:p text:style-name="Code"><text:s text:c="4"/>&lt;sysapp name="foo"&gt;&lt;explode&gt;&lt;id name=”x”/&gt;&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Examples of SysApp's</text:h>
      <text:p text:style-name="Standard"/>
      <text:p text:style-name="Standard">e.g.</text:p>
      <text:p text:style-name="Code">f( x ) turns into</text:p>
      <text:p text:style-name="Code">&lt;app&gt;&lt;id name="f"/&gt;&lt;id name="x"/&gt;&lt;/app&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lt;/or&gt;</text:p>
      <text:p text:style-name="Code"><text:s text:c="4"/>&lt;abs-and&gt; EXPR* &lt;/abs-and&gt; <text:s text:c="25"/>### &amp;&amp;</text:p>
      <text:p text:style-name="Code"><text:s text:c="4"/>&lt;abs-or&gt; EXPR* &lt;/abs-or&gt; <text:s text:c="27"/>###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text:soft-page-break/>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match|type)=TYPE_EXPR] </text:p>
      <text:p text:style-name="Code"><text:s text:c="8"/>[protected=BOOL] </text:p>
      <text:p text:style-name="Code"><text:s text:c="8"/>[enc.pkg=PACKAGE_NAME]</text:p>
      <text:p text:style-name="Code"><text:s text:c="8"/>[def.pkg=PACKAGE_NAME |</text:p>
      <text:p text:style-name="Code"><text:s text:c="9"/>qualifier=ALIAS_NAME ]</text:p>
      <text:p text:style-name="Code"><text:s text:c="8"/>( (tag0|tag1|..)=TAG_VALUE )* </text:p>
      <text:p text:style-name="Code"><text:s text:c="4"/>/&gt;</text:p>
      <text:p text:style-name="Code"/>
      <text:p text:style-name="Code">Comment! Qualifier or alias???</text:p>
      <text:p text:style-name="Code"><text:s text:c="8"/></text:p>
      <text:p text:style-name="Code">PATTERN_SEQ ::=</text:p>
      <text:p text:style-name="Code"><text:soft-page-break/><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10">name=NAME</text:p>
      <text:p text:style-name="P11">The "name" attribute is optional. If it is omitted then it is an anonymous variable.</text:p>
      <text:p text:style-name="P10"/>
      <text:p text:style-name="P10">type=TYPE_EXPR <text:s text:c="9"/></text:p>
      <text:p text:style-name="P11">The type-check will be made BEFORE assignment <text:s/>and a failed type-check will generate an error.</text:p>
      <text:p text:style-name="P10"/>
      <text:p text:style-name="P10">match=TYPE_EXPR <text:s text:c="8"/></text:p>
      <text:p text:style-name="P11">The type-check is made BEFORE the assignment and failure will cause the matcher to backtrack.</text:p>
      <text:p text:style-name="P10"/>
      <text:p text:style-name="P10">protected=BOOL <text:s text:c="9"/></text:p>
      <text:p text:style-name="P11">If “true” variable is protected against subsequent <text:s/>assignments. Generated by val and define declarations. If “false” the variable may be assigned to. If omitted the default is “true”.</text:p>
      <text:p text:style-name="Standard"/>
      <text:p text:style-name="Standard">Top level variables may also be given tags and package qualifiers. </text:p>
      <text:p text:style-name="Standard"/>
      <text:p text:style-name="P10">tag<text:span text:style-name="T1">N</text:span>=TAG_VALUE</text:p>
      <text:p text:style-name="P11">Tags the variable.</text:p>
      <text:p text:style-name="P10"/>
      <text:p text:style-name="P10">qualifier=ALIAS <text:s text:c="9"/></text:p>
      <text:p text:style-name="P11">The name is qualified by an import alias.</text:p>
      <text:p text:style-name="P10"/>
      <text:p text:style-name="P10">pkg=PACKAGE_NAME <text:s text:c="8"/></text:p>
      <text:p text:style-name="P11">The package name is an absolute reference to a package.</text:p>
      <text:p text:style-name="Standard"/>
      <text:p text:style-name="Standard">Comment! Qualifier or alias!</text:p>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8"/>&lt;absent value="absent"/&gt;</text:p>
      <text:p text:style-name="Code"><text:s text:c="4"/>&lt;/bind&gt;</text:p>
      <text:p text:style-name="Code"><text:soft-page-break/><text:s text:c="4"/>STATEMENTS</text:p>
      <text:p text:style-name="Code">&lt;/for&gt;</text:p>
      <text:p text:style-name="Standard"/>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text:soft-page-break/>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P6">Stephen Leach</text:p>
      <text:p text:style-name="P4">Created, June 2010</text:p>
      <text:p text:style-name="P4">Revised, August 2010</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1-02-08T13:42:59</dc:date>
    <dc:creator>Stephen Leach</dc:creator>
    <meta:editing-duration>PT169H32M12S</meta:editing-duration>
    <meta:editing-cycles>78</meta:editing-cycles>
    <meta:generator>OpenOffice.org/3.2$Unix OpenOffice.org_project/320m18$Build-9502</meta:generator>
    <meta:document-statistic meta:table-count="0" meta:image-count="1" meta:object-count="0" meta:page-count="11" meta:paragraph-count="391" meta:word-count="2238" meta:character-count="15914"/>
  </office:meta>
</office:document-meta>
</file>